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daptor.setListener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daptor.handleDispos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daptor.CacheAdaptor( I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daptor.handle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daptor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daptor.handle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daptor.handlePut( ICacheElemen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